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106cm" svg:stroke-color="#cccccc" draw:marker-start-width="0.359cm" draw:marker-end-width="0.359cm" draw:fill-color="#dee7e5" draw:textarea-horizontal-align="justify" draw:textarea-vertical-align="middle" draw:auto-grow-height="false" fo:min-height="1.55cm" fo:min-width="2.7cm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ee7e5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3.2cm" svg:height="1.8cm" svg:x="5cm" svg:y="2.4cm">
          <text:p text:style-name="P1">AAA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2s" smil:fill="hold" smil:targetElement="id1" smil:attributeName="color" smil:to="#ed1c24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2s" smil:fill="hold" smil:targetElement="id1" smil:attributeName="stroke-color" smil:to="#333399" anim:color-interpolation="rgb" anim:color-interpolation-direction="clockwise"/>
                  <anim:set smil:dur="2s" smil:fill="hold" smil:targetElement="id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" smil:attributeName="fill-color" smil:to="#fcd3c1" anim:color-interpolation="rgb" anim:color-interpolation-direction="clockwise"/>
                  <anim:set smil:dur="2s" smil:fill="hold" smil:targetElement="id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ntrasting-color">
                  <anim:animateColor smil:dur="0.5s" smil:fill="hold" smil:targetElement="id1" smil:attributeName="color" smil:by="hsl(180,0%,0%)" anim:color-interpolation="hsl" anim:color-interpolation-direction="clockwise"/>
                  <anim:animateColor smil:dur="0.5s" smil:fill="hold" smil:targetElement="id1" smil:attributeName="fill-color" smil:by="hsl(180,0%,0%)" anim:color-interpolation="hsl" anim:color-interpolation-direction="clockwise"/>
                  <anim:animateColor smil:dur="0.5s" smil:fill="hold" smil:targetElement="id1" smil:attributeName="stroke-color" smil:by="hsl(180,0%,0%)" anim:color-interpolation="hsl" anim:color-interpolation-direction="clockwise"/>
                  <anim:set smil:dur="0.5s" smil:fill="hold" smil:targetElement="id1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3:06:58.735000000</meta:creation-date>
    <dc:date>2018-07-22T18:42:49.833000000</dc:date>
    <meta:editing-duration>PT13M5S</meta:editing-duration>
    <meta:editing-cycles>3</meta:editing-cycles>
    <meta:generator>LibreOffice/6.0.3.2$Windows_X86_64 LibreOffice_project/8f48d515416608e3a835360314dac7e47fd0b821</meta:generator>
    <meta:document-statistic meta:object-count="24"/>
  </office:meta>
</office:document-meta>
</file>